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erredCommentImpl.synchronize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erredCommentImpl.DeferredCommentImpl( DeferredDocumentImpl ownerDocument , int nodeIndex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erredCommentImpl.getNodeInde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